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10000006F575C2FCAAD014C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d2115" officeooo:paragraph-rsid="001d2115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d2115" officeooo:paragraph-rsid="001d2115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d2115" officeooo:paragraph-rsid="001e2231" fo:background-color="#ffff0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d2115" officeooo:paragraph-rsid="001d2115" fo:background-color="#ffff00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d2115" officeooo:paragraph-rsid="001e2231" fo:background-color="#ffff00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officeooo:rsid="001d2115" officeooo:paragraph-rsid="001d2115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d2115" officeooo:paragraph-rsid="001d211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1d2115" officeooo:paragraph-rsid="001d2115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1d2115" officeooo:paragraph-rsid="001e2231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officeooo:rsid="001e2231" officeooo:paragraph-rsid="001e2231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officeooo:rsid="001e7cff" officeooo:paragraph-rsid="001e7cff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e2231" officeooo:paragraph-rsid="001e2231" style:font-size-asian="13pt" style:font-weight-asian="bold" style:font-size-complex="13pt" style:font-weight-complex="bold"/>
    </style:style>
    <style:style style:name="T1" style:family="text">
      <style:text-properties officeooo:rsid="001e223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e2231"/>
    </style:style>
    <style:style style:name="T4" style:family="text">
      <style:text-properties style:text-underline-style="none" officeooo:rsid="001e2231" fo:background-color="#ffffff" loext:char-shading-value="0"/>
    </style:style>
    <style:style style:name="T5" style:family="text">
      <style:text-properties style:text-underline-style="none" officeooo:rsid="001e7cff"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par rapport aux diagrammes:</text:p>
      <text:p text:style-name="P1"/>
      <text:p text:style-name="P7">diagramme de classe .mdj:</text:p>
      <text:p text:style-name="P6"/>
      <text:p text:style-name="P4">notes :</text:p>
      <text:p text:style-name="P6"/>
      <text:p text:style-name="P8">Descripteur -&gt; classe abstraite dans java</text:p>
      <text:p text:style-name="P8">descripteurs de type -&gt; classes concrètes</text:p>
      <text:p text:style-name="P8"/>
      <text:p text:style-name="P9">Les BD seront des singletons (comme en TP) + </text:p>
      <text:p text:style-name="P9">ajouter une méthode publique getListDescripteur() : <text:span text:style-name="T1">List&lt;DescripteurType&gt; </text:span></text:p>
      <text:p text:style-name="P9">+ getDescripteur(int id) : <text:span text:style-name="T1">DescripteurType</text:span></text:p>
      <text:p text:style-name="P10"/>
      <text:p text:style-name="P6"/>
      <text:p text:style-name="P4">questions:</text:p>
      <text:p text:style-name="P2"/>
      <text:p text:style-name="P10">Du coup on se servirait des fichiers textes qu'on a utilisé en C pendant la 1ère phase pour nourrir les Bases de données ? -&gt; (on va stocker sous forme de string tous les contenus des descripteurs dans des objets descripteurstype qu'on mettra dans les BD )?</text:p>
      <text:p text:style-name="P10"/>
      <text:p text:style-name="P10"/>
      <text:p text:style-name="P10"/>
      <text:p text:style-name="P10">Si oui comment gérer les fichiers image et son ? (Arraylist ?)</text:p>
      <text:p text:style-name="P10"/>
      <text:p text:style-name="P10"/>
      <text:p text:style-name="P10"/>
      <text:p text:style-name="P10"/>
      <text:p text:style-name="P12">Diagramme de séquence recherche couleur :</text:p>
      <text:p text:style-name="P10"/>
      <text:p text:style-name="P10"><draw:frame draw:style-name="fr1" draw:name="Image1" text:anchor-type="paragraph" svg:width="17cm" svg:height="1.436cm" draw:z-index="0"><draw:image xlink:href="Pictures/10000000000005210000006F575C2FCAAD014CAE.png" xlink:type="simple" xlink:show="embed" xlink:actuate="onLoad"/></draw:frame></text:p>
      <text:p text:style-name="P5">notes :<text:span text:style-name="T4">pour chaque type </text:span><text:span text:style-name="T5">de recherche il y aura un boundary et un controler</text:span></text:p>
      <text:p text:style-name="P5">questions:</text:p>
      <text:p text:style-name="P10"/>
      <text:p text:style-name="P11">recherche</text:p>
      <text:p text:style-name="P10"/>
      <text:p text:style-name="P12">Diagramme de séquence recherche fichier :</text:p>
      <text:p text:style-name="P12"/>
      <text:p text:style-name="P3">notes :</text:p>
      <text:p text:style-name="P3">questions: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2">Diagramme de séquence recherche motCle :</text:p>
      <text:p text:style-name="P12"/>
      <text:p text:style-name="P3">notes :</text:p>
      <text:p text:style-name="P3">questions:</text:p>
      <text:p text:style-name="P12"/>
      <text:p text:style-name="P12"/>
      <text:p text:style-name="P10"/>
      <text:p text:style-name="P10"/>
      <text:p text:style-name="P10"/>
      <text:p text:style-name="P12">Questions plus générales :</text:p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9S</meta:editing-duration>
    <meta:editing-cycles>4</meta:editing-cycles>
    <meta:generator>LibreOffice/5.0.4.2$Windows_x86 LibreOffice_project/2b9802c1994aa0b7dc6079e128979269cf95bc78</meta:generator>
    <dc:date>2018-02-28T11:11:23.349000000</dc:date>
    <meta:document-statistic meta:table-count="0" meta:image-count="1" meta:object-count="0" meta:page-count="2" meta:paragraph-count="22" meta:word-count="148" meta:character-count="912" meta:non-whitespace-character-count="784"/>
    <meta:user-defined meta:name="Info 1"/>
    <meta:user-defined meta:name="Info 2"/>
    <meta:user-defined meta:name="Info 3"/>
    <meta:user-defined meta:name="Info 4"/>
  </office:meta>
</office:document-meta>
</file>